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16.041cm" style:type="right" style:leader-style="dotted" style:leader-text="."/>
        </style:tab-stops>
      </style:paragraph-properties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16.041cm" style:type="right" style:leader-style="dotted" style:leader-text="."/>
        </style:tab-stops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Contents_20_1">
      <style:paragraph-properties fo:line-height="100%" fo:text-align="justify" style:justify-single-word="false">
        <style:tab-stops>
          <style:tab-stop style:position="16.041cm" style:type="right" style:leader-style="dotted" style:leader-text="."/>
        </style:tab-stops>
      </style:paragraph-properties>
      <style:text-properties style:font-name="Arial1" fo:font-size="12pt" style:font-size-asian="12pt" style:font-size-complex="12pt"/>
    </style:style>
    <style:style style:name="P5" style:family="paragraph" style:parent-style-name="Contents_20_1">
      <style:paragraph-properties fo:line-height="100%" fo:text-align="center" style:justify-single-word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16.97cm" style:type="right" style:leader-style="dotted" style:leader-text="."/>
        </style:tab-stops>
      </style:paragraph-properties>
      <style:text-properties style:font-name="Arial1" fo:font-size="12pt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 fo:text-align="start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Contents_20_1" style:master-page-name="First_20_Page">
      <style:paragraph-properties fo:line-height="100%" fo:text-align="center" style:justify-single-word="false" style:page-number="1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13" style:family="paragraph" style:parent-style-name="Contents_20_1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Contents_20_1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Contents_20_1">
      <style:paragraph-properties fo:margin-top="0cm" fo:margin-bottom="0cm" fo:line-height="10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Contents_20_1">
      <style:paragraph-properties fo:margin-top="0cm" fo:margin-bottom="0cm" fo:line-height="10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Contents_20_1">
      <style:paragraph-properties fo:margin-top="0cm" fo:margin-bottom="0cm" fo:line-height="10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18" style:family="paragraph" style:parent-style-name="Contents_20_1">
      <style:paragraph-properties fo:line-height="100%" fo:text-align="justify" style:justify-single-word="false">
        <style:tab-stops>
          <style:tab-stop style:position="16.97cm" style:type="right" style:leader-style="dotted" style:leader-text="."/>
        </style:tab-stops>
      </style:paragraph-properties>
      <style:text-properties style:font-name="Arial1" fo:font-size="12pt" style:font-size-asian="12pt" style:font-size-complex="12pt"/>
    </style:style>
    <style:style style:name="P19" style:family="paragraph" style:parent-style-name="Contents_20_1">
      <style:paragraph-properties fo:line-height="100%" fo:text-align="justify" style:justify-single-word="false">
        <style:tab-stops>
          <style:tab-stop style:position="16.97cm" style:type="right" style:leader-style="dotted" style:leader-text="."/>
        </style:tab-stops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normal" style:font-size-asian="12pt" style:font-weight-asian="normal" style:font-name-complex="Arial" style:font-size-complex="12pt" style:font-weight-complex="bold"/>
    </style:style>
    <style:style style:name="P21" style:family="paragraph" style:parent-style-name="Table_20_Contents">
      <style:paragraph-properties fo:margin-top="0cm" fo:margin-bottom="0cm" fo:line-height="100%" fo:text-align="justify" style:justify-single-word="false" style:snap-to-layout-grid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language="pt" fo:country="PT" fo:font-weight="normal" style:font-size-asian="12pt" style:font-weight-asian="normal" style:font-name-complex="Ari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DE FIGURAS</text:p>
      <text:p text:style-name="P1"/>
      <text:p text:style-name="P4">FIGURA 1 – PRESENÇA NAS REDES SOCIAIS <text:tab/>6</text:p>
      <text:p text:style-name="P2">FIGURA 2 – UTILIZAÇÃO DAS REDES SOCIAIS POR EMPRESAS <text:tab/>7</text:p>
      <text:p text:style-name="P2">FIGURA 3 – VISÃO DOS COMPONENTES DO SISTEMA <text:tab/>19</text:p>
      <text:p text:style-name="P2">FIGURA 4 – DIAGRAMA DE CASOS DE USO <text:tab/>24</text:p>
      <text:p text:style-name="P2">FIGURA 5 – DIAGRAMA DE CLASSE DE ANÁLISE DE DOMINIO <text:tab/>42</text:p>
      <text:p text:style-name="P2">FIGURA 6 – DIAGRAMA DE CLASSE - MANTER UTILIZADORES DO SISTEMA <text:tab/>43</text:p>
      <text:p text:style-name="P2">FIGURA 7 – DIAGRAMA DE CLASSE - EFETUAR <text:span text:style-name="T1">LOGIN </text:span><text:tab/>43</text:p>
      <text:p text:style-name="P2">FIGURA 8 – DIAGRAMA DE CLASSE - ALTERAR SENHA <text:tab/>44</text:p>
      <text:p text:style-name="P2">FIGURA 9 – DIAGRAMA DE CLASSE – MANTER DADOS DAS CONTAS DE REDES SOCIAIS <text:tab/>45</text:p>
      <text:p text:style-name="P2">FIGURA 10 – DIAGRAMA DE CLASSE – MANTER <text:span text:style-name="T1">LEAD</text:span> <text:tab/>46</text:p>
      <text:p text:style-name="P2">FIGURA 11 – DIAGRAMA DE CLASSE – CONSULTAR HISTÓRICO DE <text:span text:style-name="T1">LEAD</text:span> <text:tab/>46</text:p>
      <text:p text:style-name="P2">FIGURA 12 – DIAG. DE CLASSE – EFETUAR RELACIONAMENTO COM LEAD <text:tab/>47</text:p>
      <text:p text:style-name="P2">FIGURA 13 – DIAG. DE CLASSE – LANÇAR CAMPANHAS DE MARKETING <text:tab/>47</text:p>
      <text:p text:style-name="P2">FIGURA 14 – DIAG. DE CLASSE – ANALISAR RESULTADOS DE CAMPANHAS <text:tab/>48</text:p>
      <text:p text:style-name="P2">FIGURA 15 – DIAGRAMA DE CLASSE – ACESSAR INTERFACES DE REDES SOCIAIS <text:tab/>49</text:p>
      <text:p text:style-name="P2">FIGURA 16 – MODELO DE DADOS NÃO RELACIONAL <text:tab/>50</text:p>
      <text:p text:style-name="P12">LISTA DE QUADROS</text:p>
      <text:p text:style-name="P1"/>
      <text:p text:style-name="P4">QUADRO 1 – PREÇO DO PROJETO <text:tab/>9</text:p>
      <text:p text:style-name="P3">QUADRO 2 – ESTRUTURA ORGANIZACIONAL DO PROJETO <text:tab/>10</text:p>
      <text:p text:style-name="P3">QUADRO 3 – CRONOGRAMA DO PROJETO <text:tab/>11</text:p>
      <text:p text:style-name="P3">QUADRO 4 – GERENCIAMENTO DE RISCOS <text:tab/>11</text:p>
      <text:p text:style-name="P3">QUADRO 5 – DESCRIÇÃO DOS PROBLEMAS <text:tab/>12</text:p>
      <text:p text:style-name="P3">QUADRO 6 – PARTES INTERESSADAS <text:tab/>13</text:p>
      <text:p text:style-name="P3">QUADRO 7 – TESTES DE UNIDADE <text:tab/>51</text:p>
      <text:p text:style-name="P3">QUADRO 8 – TESTES DE INTEGRAÇÃO <text:tab/>52</text:p>
      <text:p text:style-name="P3">QUADRO 9 – TESTES DE SISTEMA <text:tab/>52</text:p>
      <text:p text:style-name="P3">QUADRO 10 – TESTES DE ACEITE <text:tab/>53</text:p>
      <text:p text:style-name="P3">QUADRO 11 – CRITÉRIOS DE ACEITAÇÃO DOS TESTES <text:tab/>53</text:p>
      <text:p text:style-name="P3">QUADRO 12 – CONFIGURAÇÃO E AMBIENTE DE TESTES <text:tab/>54</text:p>
      <text:p text:style-name="P3">QUADRO 13 – RECURSOS HUMANOS <text:tab/>55</text:p>
      <text:p text:style-name="P3">QUADRO 14 – CASOS DE TESTE <text:tab/>56</text:p>
      <text:p text:style-name="P5">SUMÁRIO</text:p>
      <text:p text:style-name="P1"/>
      <text:p text:style-name="P18"><text:span text:style-name="T2">1 INTRODUÇÃO <text:tab/>5</text:span></text:p>
      <text:p text:style-name="P19">2 PLANO DE PROJETO <text:tab/>8</text:p>
      <text:p text:style-name="P18">2.1 OBJETIVOS DO PLANO DE PROJETO <text:tab/>8</text:p>
      <text:p text:style-name="P18">2.2 VISÃO GERAL DO PROJETO <text:tab/>8</text:p>
      <text:p text:style-name="P18">2.2.1 Objetivo do Projeto <text:tab/>8</text:p>
      <text:p text:style-name="P18">2.2.2 Custo Benefício <text:tab/>8</text:p>
      <text:p text:style-name="P18">2.2.2.1 Custo de desenvolvimento do projeto <text:tab/>8</text:p>
      <text:p text:style-name="P18">2.2.2.2 Custo de implantação do produto <text:tab/>8</text:p>
      <text:p text:style-name="P18">2.2.2.3 Preço do projeto <text:tab/>9</text:p>
      <text:p text:style-name="P18">2.2.2.4 Custo benefício para o cliente <text:tab/>9</text:p>
      <text:p text:style-name="P18">2.3 ORGANIZAÇÃO DO PROJETO <text:tab/>9</text:p>
      <text:p text:style-name="P18">2.3.1 Estrutura Organizacional do Projeto <text:tab/>10</text:p>
      <text:p text:style-name="P18">2.4 PROCESSOS DE GERENCIAMENTO DO PROJETO <text:tab/>10</text:p>
      <text:p text:style-name="P18">2.4.1 Gerenciamento do Escopo <text:tab/>10</text:p>
      <text:p text:style-name="P18">2.4.2 Gerenciamento do Tempo <text:tab/>10</text:p>
      <text:p text:style-name="P18">2.4.2.1 Cronograma <text:tab/>10</text:p>
      <text:p text:style-name="P18">2.4.3 Gerenciamento de Riscos <text:tab/>11</text:p>
      <text:p text:style-name="P19">3 DESCRIÇÃO DO PROJETO <text:tab/>12</text:p>
      <text:p text:style-name="P18">3.1 OBJETIVOS DA DESCRIÇAO DO PROJETO <text:tab/>12</text:p>
      <text:p text:style-name="P18">3.2 DESCRIÇAO DO SISTEMA ATUAL <text:tab/>12</text:p>
      <text:p text:style-name="P18">3.2.1 Descrição dos problemas <text:tab/>12</text:p>
      <text:p text:style-name="P18">3.2.2 Ambiente do usuário <text:tab/>12</text:p>
      <text:p text:style-name="P18">3.2.3 Resumo das partes interessadas <text:tab/>13</text:p>
      <text:p text:style-name="P18">3.2.4 Resumo dos usuários <text:tab/>13</text:p>
      <text:p text:style-name="P18">3.3 Descrição do sistema proposto <text:tab/>13</text:p>
      <text:p text:style-name="P18">3.4 REQUISITOS DO PRODUTO <text:tab/>13</text:p>
      <text:p text:style-name="P18">3.4.1 Requisitos Funcionais <text:tab/>13</text:p>
      <text:p text:style-name="P6">3.4.1.1 RF001 – Campanhas de marketing <text:tab/>14</text:p>
      <text:p text:style-name="P6">3.4.1.2 RF002 – Relatórios <text:tab/>14</text:p>
      <text:p text:style-name="P6">3.4.1.3 RF003 – CRM <text:tab/>14</text:p>
      <text:p text:style-name="P6">3.4.1.4 RF004 – Integração com as API's <text:s/><text:tab/>15</text:p>
      <text:p text:style-name="P6">3.4.1.5 RF005 – Publicação de conteúdo em múltiplas contas <text:tab/>15</text:p>
      <text:p text:style-name="P18">3.4.2 Requisitos não funcionais <text:tab/>16</text:p>
      <text:p text:style-name="P18">3.4.2.1 RNF 001 – Ambiente Web <text:tab/>16</text:p>
      <text:p text:style-name="P18">3.4.2.2 RNF 002 – Transferência do Sistema <text:tab/>16</text:p>
      <text:p text:style-name="P18">3.4.2.3 RNF 003 – Linguagem de Programação <text:tab/>16</text:p>
      <text:p text:style-name="P18">3.4.2.4 RNF 004 – Especificação e Documentação <text:tab/>16</text:p>
      <text:p text:style-name="P18">3.4.2.5 RNF 005 – Limpeza de código <text:tab/>16</text:p>
      <text:p text:style-name="P18">3.4.2.6 RNF 006 – Funcionamento <text:tab/>17</text:p>
      <text:p text:style-name="P18">3.4.2.7 RNF 007 – Recursos de computação <text:tab/>17</text:p>
      <text:p text:style-name="P18">3.4.2.8 RNF 008 – Tempo de resposta <text:tab/>17</text:p>
      <text:p text:style-name="P18">3.4.2.9 RNF 009 – Facilidade de uso <text:tab/>17</text:p>
      <text:p text:style-name="P18">3.4.2.10 RNF 010 – Produção <text:tab/>17</text:p>
      <text:p text:style-name="P18">3.4.2.11 RNF 011 – Navegabilidade <text:tab/>18</text:p>
      <text:p text:style-name="P18">3.4.2.12 RNF 012 – Modularização <text:tab/>18</text:p>
      <text:p text:style-name="P18">3.4.2.13 RNF 013 – Concorrência <text:tab/>18</text:p>
      <text:p text:style-name="P18">3.4.2.14 RNF 014 – Segurança dos dados <text:tab/>18</text:p>
      <text:p text:style-name="P19">4 ARQUITETURA <text:tab/>19</text:p>
      <text:p text:style-name="P18">4.1 OBJETIVOS DA ARQUITETURA <text:tab/>19</text:p>
      <text:p text:style-name="P18">4.2 VISÃO FÍSICA <text:tab/>19</text:p>
      <text:p text:style-name="P18"><text:soft-page-break/>4.2.1 Descrição dos principais componentes <text:tab/>19</text:p>
      <text:p text:style-name="P18">4.3 SOFTWARE DE APLICAÇÃO <text:tab/>20</text:p>
      <text:p text:style-name="P18">4.3.1 Ferramentas de modelagem <text:tab/>20</text:p>
      <text:p text:style-name="P18">4.3.2 Ambientes de desenvolvimento integrado <text:tab/>20</text:p>
      <text:p text:style-name="P18">4.3.3 Editores de texto <text:tab/>20</text:p>
      <text:p text:style-name="P18">4.3.4 Servidores de banco de dados <text:tab/>21</text:p>
      <text:p text:style-name="P18">4.3.5 Servidores de aplicação <text:tab/>21</text:p>
      <text:p text:style-name="P18">4.4 VISÃO LÓGICA <text:tab/>21</text:p>
      <text:p text:style-name="P18">4.4.1 Paradigmas de programação <text:tab/>22</text:p>
      <text:p text:style-name="P18">4.4.2 Linguagem de programação <text:tab/>22</text:p>
      <text:p text:style-name="P18">4.4.3 Frameworks <text:tab/>22</text:p>
      <text:p text:style-name="P18">4.4.4 Arquitetura <text:tab/>22</text:p>
      <text:p text:style-name="P18">4.4.5 Persistência <text:tab/>23</text:p>
      <text:p text:style-name="P19">5 MODELO DE CASOS DE USO <text:tab/>24</text:p>
      <text:p text:style-name="P7"><text:span text:style-name="T4">5.1</text:span><text:span text:style-name="T3"> DIAGRAMA DE CASOS DE USO <text:tab/>24</text:span></text:p>
      <text:p text:style-name="P15"><text:span text:style-name="T5">5.2 ATORES <text:tab/>25</text:span></text:p>
      <text:p text:style-name="P16">6 COMPOSIÇÃO DOS CASO DE USO <text:tab/>26</text:p>
      <text:p text:style-name="P8">6.1 MANTER UTILIZADORES DO SISTEMA <text:tab/>26</text:p>
      <text:p text:style-name="P8">6.2 <text:bookmark-start text:name="__DdeLink__688_19314075671"/>EFETUAR LOGIN<text:bookmark-end text:name="__DdeLink__688_19314075671"/> <text:tab/>28</text:p>
      <text:p text:style-name="P8">6.3 ALTERAR SENHA <text:tab/>29</text:p>
      <text:p text:style-name="P20">6.4 MANTER DADOS DAS CONTAS DE REDES SOCIAIS <text:tab/>30</text:p>
      <text:p text:style-name="P20">6.5 MANTER LEAD <text:tab/>31</text:p>
      <text:p text:style-name="P21">6.6 CONSULTA HISTÓRICO DE LEAD <text:tab/>33</text:p>
      <text:p text:style-name="P20">6.7 EFETUAR RELACIONAMENTO COM LEADS <text:tab/>34</text:p>
      <text:p text:style-name="P9">6.8 LANÇAR CAMPANHAS DE MARKETING <text:tab/>36</text:p>
      <text:p text:style-name="P20">6.9 ANALISAR RESULTADOS DE CAMPANHAS <text:tab/>38</text:p>
      <text:p text:style-name="P20">6.10 ACESSAR INTERFACES DE REDES SOCIAIS <text:tab/>39</text:p>
      <text:p text:style-name="P17">7 COMPOSIÇÃO DA REALIZAÇÃO DOS CASOS DE USO <text:tab/>42</text:p>
      <text:p text:style-name="P9">7.1 DIAGRAMA DE CLASSE DE ANÁLISE DE DOMÍNIO <text:tab/>42</text:p>
      <text:p text:style-name="P14">7.2 DIAGRAMAS DE CLASSE DE ANÁLISE POR CASO DE USO <text:tab/>43</text:p>
      <text:p text:style-name="P10">8 MODELO DE DADOS <text:tab/>50</text:p>
      <text:p text:style-name="P13">9 PLANO DE TESTE <text:tab/>51</text:p>
      <text:p text:style-name="P14">9.1 PLANEJAMENTOS DOS TESTES <text:tab/>51</text:p>
      <text:p text:style-name="P14">9.1.1 Testes de unidade <text:tab/>51</text:p>
      <text:p text:style-name="P14">9.12 Testes de integração <text:tab/>51</text:p>
      <text:p text:style-name="P14">9.1.3 Testes de sistema <text:tab/>52</text:p>
      <text:p text:style-name="P14">9.1.4 Testes de aceite <text:tab/>52</text:p>
      <text:p text:style-name="P14">9.2 CRITÉRIOS DE ACEITAÇÃO DOS TESTES <text:tab/>53</text:p>
      <text:p text:style-name="P14">9.3 CONFIGURAÇÃO E AMBIENTES DE TESTE <text:tab/>54</text:p>
      <text:p text:style-name="P14">9.4 RECURSOS HUMANOS <text:tab/>55</text:p>
      <text:p text:style-name="P11">10 CASOS DE TESTE <text:tab/>56</text:p>
      <text:p text:style-name="P13">11 CONCLUSÃO <text:tab/>58</text:p>
      <text:p text:style-name="P13">REFERÊNCIAS <text:tab/>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-complex="Calibri" fo:hyphenate="false" fo:hyphenation-remain-char-count="2" fo:hyphenation-push-char-count="2"/>
    </style:style>
    <style:style style:name="Header" style:family="paragraph" style:parent-style-name="Standard" style:class="extra"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cke </meta:initial-creator>
    <meta:creation-date>2011-06-06T13:36:04</meta:creation-date>
    <dc:date>2011-08-19T14:05:06</dc:date>
    <dc:creator>Evandro Balmant</dc:creator>
    <meta:editing-duration>PT1H42M54S</meta:editing-duration>
    <meta:editing-cycles>11</meta:editing-cycles>
    <meta:generator>LibreOffice/3.3$Unix LibreOffice_project/330m19$Build-202</meta:generator>
    <meta:document-statistic meta:table-count="0" meta:image-count="0" meta:object-count="0" meta:page-count="5" meta:paragraph-count="126" meta:word-count="817" meta:character-count="4535"/>
  </office:meta>
</office:document-meta>
</file>